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form="urn:oasis:names:tc:opendocument:xmlns:form:1.0" xmlns:script="urn:oasis:names:tc:opendocument:xmlns:script:1.0" office:version="1.2">
  <office:automatic-styles/>
  <office:body>
    <office:spreadsheet>
      <table:table table:name="Sheet1">
        <table:table-column/>
        <table:table-row>
          <table:table-cell office:value-type="float" office:value="42" table:number-columns-repeated="5">
            <text:p>42</text:p>
          </table:table-cell>
          <table:table-cell office:value-type="string" office:string-value="end">
            <text:p>end</text:p>
          </table:table-cell>
        </table:table-row>
        <table:table-row table:number-rows-repeated="3">
          <table:table-cell office:value-type="string" office:string-value="repeated_row">
            <text:p>repeated_row</text:p>
          </table:table-cell>
        </table:table-row>
        <table:table-row>
          <table:table-cell office:value-type="string" office:string-value="after_repeated">
            <text:p>after_repeat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/>
  <office:automatic-styles/>
  <office:master-styles>
    <style:master-page style:name="Default" style:page-layout-name="pm1"/>
  </office:master-styles>
</office:document-styles>
</file>